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43685" officeooo:paragraph-rsid="00143685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143685" officeooo:paragraph-rsid="00166bbb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66bbb" officeooo:paragraph-rsid="00166bbb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207dc8" officeooo:paragraph-rsid="00207dc8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43685" officeooo:paragraph-rsid="00166bb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43685" officeooo:paragraph-rsid="0014368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66bbb" officeooo:paragraph-rsid="00166bbb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officeooo:rsid="00166bbb" officeooo:paragraph-rsid="00166bbb" style:font-size-asian="12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officeooo:rsid="00166bbb" officeooo:paragraph-rsid="0022b98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66bbb" officeooo:paragraph-rsid="001e087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58bee" officeooo:paragraph-rsid="00158bee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officeooo:paragraph-rsid="00166bbb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paragraph-rsid="001818c1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1b4a4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1e0879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818c1" officeooo:paragraph-rsid="001818c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195a19" officeooo:paragraph-rsid="00195a19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1e0879" officeooo:paragraph-rsid="001e0879" style:font-size-asian="12pt" style:font-size-complex="12pt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2pt" officeooo:rsid="001e0879" officeooo:paragraph-rsid="001e0879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b4a4d" officeooo:paragraph-rsid="001b4a4d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207dc8" officeooo:paragraph-rsid="00207dc8" style:font-size-asian="12pt" style:font-size-complex="12pt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2pt" officeooo:rsid="00248e44" officeooo:paragraph-rsid="00248e44" style:font-size-asian="12pt" style:font-size-complex="12pt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22b987"/>
    </style:style>
    <style:style style:name="P24" style:family="paragraph" style:parent-style-name="Standard">
      <style:paragraph-properties fo:text-align="justify" style:justify-single-word="false"/>
      <style:text-properties officeooo:paragraph-rsid="001e0879"/>
    </style:style>
    <style:style style:name="P25" style:family="paragraph" style:parent-style-name="Standard">
      <style:paragraph-properties fo:text-align="justify" style:justify-single-word="false"/>
      <style:text-properties officeooo:paragraph-rsid="00143685"/>
    </style:style>
    <style:style style:name="P26" style:family="paragraph" style:parent-style-name="Standard">
      <style:paragraph-properties fo:text-align="justify" style:justify-single-word="false"/>
      <style:text-properties officeooo:paragraph-rsid="00166bbb"/>
    </style:style>
    <style:style style:name="T1" style:family="text">
      <style:text-properties fo:font-size="12pt" officeooo:rsid="00166bbb" style:font-size-asian="12pt" style:font-size-complex="12pt"/>
    </style:style>
    <style:style style:name="T2" style:family="text">
      <style:text-properties fo:font-size="12pt" officeooo:rsid="00143685" style:font-size-asian="12pt" style:font-size-complex="12pt"/>
    </style:style>
    <style:style style:name="T3" style:family="text">
      <style:text-properties fo:font-size="12pt" officeooo:rsid="00218214" style:font-size-asian="12pt" style:font-size-complex="12pt"/>
    </style:style>
    <style:style style:name="T4" style:family="text">
      <style:text-properties fo:font-size="12pt" officeooo:rsid="0022b987" style:font-size-asian="12pt" style:font-size-complex="12pt"/>
    </style:style>
    <style:style style:name="T5" style:family="text">
      <style:text-properties fo:font-size="12pt" officeooo:rsid="00248e44" style:font-size-asian="12pt" style:font-size-complex="12pt"/>
    </style:style>
    <style:style style:name="T6" style:family="text">
      <style:text-properties fo:font-size="12pt" officeooo:rsid="001e0879" style:font-size-asian="12pt" style:font-size-complex="12pt"/>
    </style:style>
    <style:style style:name="T7" style:family="text">
      <style:text-properties officeooo:rsid="00166bbb"/>
    </style:style>
    <style:style style:name="T8" style:family="text">
      <style:text-properties officeooo:rsid="001818c1"/>
    </style:style>
    <style:style style:name="T9" style:family="text">
      <style:text-properties officeooo:rsid="00195a19"/>
    </style:style>
    <style:style style:name="T10" style:family="text">
      <style:text-properties officeooo:rsid="001b040e"/>
    </style:style>
    <style:style style:name="T11" style:family="text">
      <style:text-properties officeooo:rsid="001b4a4d"/>
    </style:style>
    <style:style style:name="T12" style:family="text">
      <style:text-properties officeooo:rsid="001e0879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22b987" style:font-size-asian="16pt" style:font-size-complex="16pt"/>
    </style:style>
    <style:style style:name="T15" style:family="text">
      <style:text-properties officeooo:rsid="00218214"/>
    </style:style>
    <style:style style:name="T16" style:family="text">
      <style:text-properties officeooo:rsid="0022b987"/>
    </style:style>
    <style:style style:name="T17" style:family="text">
      <style:text-properties officeooo:rsid="0022e6e5"/>
    </style:style>
    <style:style style:name="T18" style:family="text">
      <style:text-properties officeooo:rsid="0022f08f"/>
    </style:style>
    <style:style style:name="T19" style:family="text">
      <style:text-properties officeooo:rsid="00248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zione per Web App</text:p>
      <text:p text:style-name="P4">2022T4</text:p>
      <text:p text:style-name="P6"/>
      <text:p text:style-name="P7">[nomi]</text:p>
      <text:p text:style-name="P6"/>
      <text:p text:style-name="P6"><text:span text:style-name="T13">Introduzione</text:span> </text:p>
      <text:p text:style-name="P6"/>
      <text:p text:style-name="P6">Il problema che vogliamo risolvere con il nostro software riguarda il monitoraggio del traffico presso i web server apache.</text:p>
      <text:p text:style-name="P6"/>
      <text:p text:style-name="P25"><text:span text:style-name="T2">Lo scopo </text:span><text:span text:style-name="T3">principale dell’app è</text:span><text:span text:style-name="T2"> analizzare il traffico </text:span><text:span text:style-name="T3">in modo da ottimizzare le risorse del server</text:span><text:span text:style-name="T2">, e </text:span><text:span text:style-name="T3">in secondo luogo, trarre valutazioni per fini </text:span><text:span text:style-name="T2">commerciali. </text:span></text:p>
      <text:p text:style-name="P11">Fondamentale si dimostra la differenza e il metodo di interazione <text:span text:style-name="T7">con i diversi utenti che si connettono.</text:span></text:p>
      <text:p text:style-name="P5"/>
      <text:p text:style-name="P2">Strumenti scelti</text:p>
      <text:p text:style-name="P6"/>
      <text:p text:style-name="P26"><text:span text:style-name="T1">La scelta della </text:span><text:span text:style-name="T4">strumenti</text:span><text:span text:style-name="T1"> rispetta la progettazione agile e la filosofia FLOSS, quindi : </text:span></text:p>
      <text:p text:style-name="P26"><text:span text:style-name="T1"/></text:p>
      <text:list xml:id="list510336992" text:style-name="L1">
        <text:list-item>
          <text:p text:style-name="P8">OS per lo sviluppo: ubuntu, debian. </text:p>
        </text:list-item>
        <text:list-item>
          <text:p text:style-name="P23"><text:span text:style-name="T1">Linguaggio del Backend: <text:s/></text:span><text:span text:style-name="T4">J</text:span><text:span text:style-name="T1">ava </text:span><text:span text:style-name="T4">con framework Spring</text:span><text:span text:style-name="T1"> </text:span></text:p>
        </text:list-item>
        <text:list-item>
          <text:p text:style-name="P8">Database: <text:s text:c="2"/><text:span text:style-name="T11">PostgreSQL</text:span></text:p>
        </text:list-item>
        <text:list-item>
          <text:p text:style-name="P9">Fr<text:span text:style-name="T16">amework fr</text:span>ontend: React/<text:span text:style-name="T16">Angular/Vue, bootstrap.</text:span></text:p>
        </text:list-item>
        <text:list-item>
          <text:p text:style-name="P9"><text:span text:style-name="T16">Version control: Git e GitLab per remoto.</text:span></text:p>
        </text:list-item>
        <text:list-item>
          <text:p text:style-name="P12"><text:span text:style-name="T7">Comunicazioni di gruppo: Mattermost in hosting tramite </text:span><text:span text:style-name="T9">server privato</text:span></text:p>
        </text:list-item>
        <text:list-item>
          <text:p text:style-name="P8">Gestione delle task di scrum: Taiga </text:p>
        </text:list-item>
      </text:list>
      <text:p text:style-name="P7"/>
      <text:p text:style-name="P7"/>
      <text:p text:style-name="P6"><text:span text:style-name="T13">Metodologia</text:span> <text:s/></text:p>
      <text:p text:style-name="P6"/>
      <text:p text:style-name="P16">La nostra soluzione si basa sull’analisi dei file di log che verranno analizzati dal backend <text:s/>per creare una distinzione tra 2 tipi di connessioni: Malevole, benevole. </text:p>
      <text:p text:style-name="P13"><text:span text:style-name="T8">La distinzione, darà quindi la possibilità di creare 2 entità che verranno immesse in un database e una entità che verrà riformattata, da qui il frontend avrà la possibilità di escludere gli indirizzi IP che generano richieste malevole. </text:span></text:p>
      <text:p text:style-name="P6"/>
      <text:p text:style-name="P7"><text:span text:style-name="T13">Ba</text:span><text:span text:style-name="T14">c</text:span><text:span text:style-name="T13">kend</text:span> </text:p>
      <text:p text:style-name="P7"/>
      <text:p text:style-name="P16">Per lo svolgimento delle funzionalità di backend abbiamo deciso di utilizzare il framework SPRING in quanto facilmente configurabile.</text:p>
      <text:p text:style-name="P16">Il codice di backend avra nello specifico il compito di fare un parsing del file di log, creare e gestire le chiamate al database in cui verranno inseriti i dati estrapolati dal par<text:span text:style-name="T17">s</text:span>ing e inviare al frontend il file di log riformattato per una facile visualizzazione. </text:p>
      <text:p text:style-name="P16">Inoltre verranno gestite sempre IP tables le esclusioni degli indirizzi IP malevoli attraverso la programmazione di firewall in apache. </text:p>
      <text:p text:style-name="P17">La differenziazione delle interazioni tra benevo<text:span text:style-name="T11">l</text:span>e e malevole viene fatta seguendo i parametri di: <text:span text:style-name="T17">Q</text:span><text:span text:style-name="T10">uante connessioni in quanto tempo </text:span><text:span text:style-name="T11">e a quali risorse si intende accedere. </text:span></text:p>
      <text:p text:style-name="P18"><text:soft-page-break/>Inoltre una volta resa possibile la sorveglianza in tempo reale in caso di manifestazioni di contatti anomali, gli amministratori verranno avvisati tramite messaggio. </text:p>
      <text:p text:style-name="P10"/>
      <text:p text:style-name="P3">Frontend </text:p>
      <text:p text:style-name="P20"/>
      <text:p text:style-name="P20"><text:span text:style-name="T18">S</text:span>i potr<text:span text:style-name="T18">à </text:span>interagire secondo due modalità: </text:p>
      <text:p text:style-name="P14"><text:span text:style-name="T11">Dopo un login gli utenti saranno divisi in utenti normali e super-utenti, gli ut</text:span><text:span text:style-name="T12">e</text:span><text:span text:style-name="T11">nti normali potranno vedere da dove e che tipo di connessioni vengono fatte e in quale numero, i super-utenti potranno anche filtrare le connessioni, sempre secondo le regole prestabilite, e attraverso l’interazione di un bottone escludere la singola connessione. </text:span></text:p>
      <text:p text:style-name="P18"><text:span text:style-name="T11">A </text:span>tutti i tipi di utenti sar<text:span text:style-name="T18">à</text:span> data la possibilità di visualizzare l’interezza del file di log e la geolocalizzazione delle chiamate. </text:p>
      <text:p text:style-name="P15"><text:span text:style-name="T12">Nella web App presenteremo una barra di ricerca per ricercare stringhe di diverso tipo all’interno del file di log formattato.</text:span></text:p>
      <text:p text:style-name="P15"><text:span text:style-name="T12"><text:s/></text:span><text:span text:style-name="T11"><text:s text:c="2"/></text:span></text:p>
      <text:p text:style-name="P1">Database</text:p>
      <text:p text:style-name="P18"/>
      <text:p text:style-name="P18">Il database verra creato attraverso postgreSql </text:p>
      <text:p text:style-name="P24"><text:span text:style-name="T5">M</text:span><text:span text:style-name="T6">anterrà le seguenti informazioni:</text:span></text:p>
      <text:list xml:id="list101471309" text:style-name="L2">
        <text:list-item>
          <text:p text:style-name="P19">record dei file di log</text:p>
        </text:list-item>
        <text:list-item>
          <text:p text:style-name="P19">record delle connessioni</text:p>
        </text:list-item>
        <text:list-item>
          <text:p text:style-name="P22">dati dei super-utenti ed utenti normali</text:p>
        </text:list-item>
      </text:list>
      <text:p text:style-name="P21"><text:s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09:06.548509325</meta:creation-date>
    <dc:date>2022-04-12T17:57:45.330797451</dc:date>
    <meta:editing-duration>PT22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459" meta:character-count="2990" meta:non-whitespace-character-count="2549"/>
  </office:meta>
</office:document-meta>
</file>